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96fe2" officeooo:paragraph-rsid="00096fe2"/>
    </style:style>
    <style:style style:name="P2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3" style:family="paragraph" style:parent-style-name="Text_20_body">
      <style:text-properties fo:language="bg" fo:country="BG"/>
    </style:style>
    <style:style style:name="P4" style:family="paragraph" style:parent-style-name="Heading_20_2">
      <style:text-properties fo:language="bg" fo:country="BG" officeooo:rsid="000ca735" officeooo:paragraph-rsid="000ca735"/>
    </style:style>
    <style:style style:name="P5" style:family="paragraph" style:parent-style-name="Standard">
      <style:text-properties fo:language="bg" fo:country="BG" officeooo:rsid="000ca735" officeooo:paragraph-rsid="000ca735"/>
    </style:style>
    <style:style style:name="P6" style:family="paragraph" style:parent-style-name="Text_20_body">
      <style:text-properties fo:language="bg" fo:country="BG" officeooo:rsid="000ca735" officeooo:paragraph-rsid="000ca735"/>
    </style:style>
    <style:style style:name="P7" style:family="paragraph" style:parent-style-name="Heading_20_2">
      <style:text-properties fo:language="bg" fo:country="BG" officeooo:rsid="000e9861" officeooo:paragraph-rsid="000e9861"/>
    </style:style>
    <style:style style:name="P8" style:family="paragraph" style:parent-style-name="Standard">
      <style:text-properties fo:language="bg" fo:country="BG" officeooo:rsid="000e9861" officeooo:paragraph-rsid="000e9861"/>
    </style:style>
    <style:style style:name="P9" style:family="paragraph" style:parent-style-name="Heading_20_2">
      <style:text-properties fo:language="bg" fo:country="BG" officeooo:rsid="000f28e6" officeooo:paragraph-rsid="000f28e6"/>
    </style:style>
    <style:style style:name="P10" style:family="paragraph" style:parent-style-name="Standard">
      <style:text-properties fo:language="bg" fo:country="BG" officeooo:rsid="000f28e6" officeooo:paragraph-rsid="000f28e6"/>
    </style:style>
    <style:style style:name="P11" style:family="paragraph" style:parent-style-name="Text_20_body">
      <style:text-properties fo:language="bg" fo:country="BG" officeooo:paragraph-rsid="000f28e6"/>
    </style:style>
    <style:style style:name="P12" style:family="paragraph" style:parent-style-name="Standard">
      <style:text-properties officeooo:paragraph-rsid="000f28e6"/>
    </style:style>
    <style:style style:name="P13" style:family="paragraph" style:parent-style-name="Text_20_body">
      <style:text-properties officeooo:paragraph-rsid="000f28e6"/>
    </style:style>
    <style:style style:name="P14" style:family="paragraph" style:parent-style-name="Heading_20_3">
      <style:text-properties officeooo:rsid="000e9861" officeooo:paragraph-rsid="000e9861"/>
    </style:style>
    <style:style style:name="P15" style:family="paragraph" style:parent-style-name="Heading_20_3">
      <style:text-properties officeooo:rsid="000f28e6" officeooo:paragraph-rsid="000f28e6"/>
    </style:style>
    <style:style style:name="P16" style:family="paragraph" style:parent-style-name="Standard">
      <style:text-properties fo:color="#069a2e" loext:opacity="100%" fo:language="bg" fo:country="BG" officeooo:rsid="000ca735" officeooo:paragraph-rsid="000ca735"/>
    </style:style>
    <style:style style:name="P17" style:family="paragraph" style:parent-style-name="Standard">
      <style:text-properties fo:color="#069a2e" loext:opacity="100%" fo:language="bg" fo:country="BG" officeooo:rsid="000e9861" officeooo:paragraph-rsid="000e9861"/>
    </style:style>
    <style:style style:name="P18" style:family="paragraph" style:parent-style-name="Text_20_body">
      <style:paragraph-properties fo:margin-top="0in" fo:margin-bottom="0in" style:contextual-spacing="false"/>
    </style:style>
    <style:style style:name="P19" style:family="paragraph" style:parent-style-name="Text_20_body">
      <style:text-properties officeooo:paragraph-rsid="000e9861"/>
    </style:style>
    <style:style style:name="P20" style:family="paragraph" style:parent-style-name="Heading_20_2">
      <style:text-properties officeooo:rsid="000ca735" officeooo:paragraph-rsid="000ca735"/>
    </style:style>
    <style:style style:name="P21" style:family="paragraph" style:parent-style-name="Heading_20_2">
      <style:text-properties fo:language="bg" fo:country="BG" officeooo:rsid="000f28e6" officeooo:paragraph-rsid="000f28e6"/>
    </style:style>
    <style:style style:name="P22" style:family="paragraph" style:parent-style-name="Heading_20_2">
      <style:text-properties fo:language="bg" fo:country="BG" officeooo:rsid="000f28e6" officeooo:paragraph-rsid="0017a5c6"/>
    </style:style>
    <style:style style:name="P23" style:family="paragraph" style:parent-style-name="Heading_20_2">
      <style:text-properties fo:language="bg" fo:country="BG" officeooo:paragraph-rsid="000f28e6"/>
    </style:style>
    <style:style style:name="P24" style:family="paragraph" style:parent-style-name="Heading_20_3">
      <style:text-properties officeooo:paragraph-rsid="0013a461"/>
    </style:style>
    <style:style style:name="P25" style:family="paragraph" style:parent-style-name="Heading_20_3">
      <style:text-properties officeooo:rsid="0015effe" officeooo:paragraph-rsid="0015effe"/>
    </style:style>
    <style:style style:name="P26" style:family="paragraph" style:parent-style-name="Heading_20_3">
      <style:text-properties officeooo:rsid="001977c6" officeooo:paragraph-rsid="001977c6"/>
    </style:style>
    <style:style style:name="P27" style:family="paragraph" style:parent-style-name="Standard">
      <style:text-properties fo:language="bg" fo:country="BG" officeooo:rsid="000f28e6" officeooo:paragraph-rsid="000f28e6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fo:language="bg" fo:country="BG"/>
    </style:style>
    <style:style style:name="P30" style:family="paragraph" style:parent-style-name="Text_20_body">
      <style:text-properties fo:language="bg" fo:country="BG"/>
    </style:style>
    <style:style style:name="P31" style:family="paragraph" style:parent-style-name="Text_20_body">
      <style:text-properties fo:language="bg" fo:country="BG" officeooo:paragraph-rsid="0013a461"/>
    </style:style>
    <style:style style:name="P32" style:family="paragraph" style:parent-style-name="Text_20_body">
      <style:text-properties fo:language="bg" fo:country="BG" officeooo:paragraph-rsid="0017a5c6"/>
    </style:style>
    <style:style style:name="P33" style:family="paragraph" style:parent-style-name="Text_20_body">
      <style:text-properties fo:language="bg" fo:country="BG" officeooo:rsid="001977c6" officeooo:paragraph-rsid="001977c6"/>
    </style:style>
    <style:style style:name="P34" style:family="paragraph" style:parent-style-name="Text_20_body">
      <style:paragraph-properties fo:margin-top="0in" fo:margin-bottom="0in" style:contextual-spacing="false"/>
    </style:style>
    <style:style style:name="P35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36" style:family="paragraph" style:parent-style-name="Text_20_body">
      <style:text-properties officeooo:rsid="001977c6" officeooo:paragraph-rsid="001977c6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officeooo:rsid="00092cba"/>
    </style:style>
    <style:style style:name="T4" style:family="text">
      <style:text-properties officeooo:rsid="00096fe2"/>
    </style:style>
    <style:style style:name="T5" style:family="text">
      <style:text-properties style:font-name="Liberation Mono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ca735"/>
    </style:style>
    <style:style style:name="T8" style:family="text">
      <style:text-properties fo:color="#000000" loext:opacity="100%" officeooo:rsid="00140ff4"/>
    </style:style>
    <style:style style:name="T9" style:family="text">
      <style:text-properties fo:color="#000000" loext:opacity="100%" officeooo:rsid="0015effe"/>
    </style:style>
    <style:style style:name="T10" style:family="text">
      <style:text-properties officeooo:rsid="000ca73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3a461" style:font-style-asian="italic" style:font-style-complex="italic"/>
    </style:style>
    <style:style style:name="T13" style:family="text">
      <style:text-properties fo:language="bg" fo:country="BG"/>
    </style:style>
    <style:style style:name="T14" style:family="text">
      <style:text-properties fo:language="bg" fo:country="BG" officeooo:rsid="000ca735"/>
    </style:style>
    <style:style style:name="T15" style:family="text">
      <style:text-properties fo:language="bg" fo:country="BG" fo:font-style="italic" style:font-style-asian="italic" style:font-style-complex="italic"/>
    </style:style>
    <style:style style:name="T16" style:family="text">
      <style:text-properties fo:language="bg" fo:country="BG" fo:font-style="italic" officeooo:rsid="000f28e6" style:font-style-asian="italic" style:font-style-complex="italic"/>
    </style:style>
    <style:style style:name="T17" style:family="text">
      <style:text-properties fo:language="bg" fo:country="BG" officeooo:rsid="000e9861"/>
    </style:style>
    <style:style style:name="T18" style:family="text">
      <style:text-properties fo:language="bg" fo:country="BG" officeooo:rsid="000f28e6"/>
    </style:style>
    <style:style style:name="T19" style:family="text">
      <style:text-properties officeooo:rsid="000e986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e9861" style:font-weight-asian="bold" style:font-weight-complex="bold"/>
    </style:style>
    <style:style style:name="T22" style:family="text">
      <style:text-properties fo:color="#ff0000" loext:opacity="100%"/>
    </style:style>
    <style:style style:name="T23" style:family="text">
      <style:text-properties officeooo:rsid="000f28e6"/>
    </style:style>
    <style:style style:name="T24" style:family="text">
      <style:text-properties fo:color="#069a2e" loext:opacity="100%"/>
    </style:style>
    <style:style style:name="T25" style:family="text">
      <style:text-properties fo:font-style="normal" officeooo:rsid="000f28e6" style:font-style-asian="normal" style:font-style-complex="normal"/>
    </style:style>
    <style:style style:name="T26" style:family="text">
      <style:text-properties officeooo:rsid="001252fe"/>
    </style:style>
    <style:style style:name="T27" style:family="text">
      <style:text-properties officeooo:rsid="0013a461"/>
    </style:style>
    <style:style style:name="T28" style:family="text">
      <style:text-properties officeooo:rsid="00140ff4"/>
    </style:style>
    <style:style style:name="T29" style:family="text">
      <style:text-properties officeooo:rsid="0015effe"/>
    </style:style>
    <style:style style:name="T30" style:family="text">
      <style:text-properties officeooo:rsid="0017a5c6"/>
    </style:style>
    <style:style style:name="T31" style:family="text">
      <style:text-properties style:font-name="Liberation Mono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nctions</text:h>
      <text:p text:style-name="Horizontal_20_Line"/>
      <text:p text:style-name="P3">Функцията е блок от код, който се изпълнява само когато бъде извикан.</text:p>
      <text:p text:style-name="P3">Можете да <text:span text:style-name="T3">подавате</text:span> данни, известни като параметри, във функция.</text:p>
      <text:p text:style-name="P3">Функцията може да върне данни като резултат.</text:p>
      <text:p text:style-name="Horizontal_20_Line"/>
      <text:h text:style-name="Heading_20_2" text:outline-level="2">Creating a Function<text:span text:style-name="T4"> - създаване на функция</text:span></text:h>
      <text:p text:style-name="P3">В Python функция се дефинира с помощта на ключовата дума <text:span text:style-name="T5">def</text:span>:</text:p>
      <text:h text:style-name="P1" text:outline-level="3">Пример:</text:h>
      <text:p text:style-name="P2"><text:span text:style-name="T1">def</text:span> my_function():<text:line-break/><text:span text:style-name="T4"><text:tab/></text:span><text:span text:style-name="T1">print</text:span>(<text:span text:style-name="T2">"Hello from a function"</text:span>) </text:p>
      <text:p text:style-name="Standard"/>
      <text:h text:style-name="Heading_20_2" text:outline-level="2">Calling a Function<text:span text:style-name="T10"> - извикване на функция</text:span></text:h>
      <text:p text:style-name="P3">За да извикате <text:span text:style-name="T11">функция</text:span>, използвайте името на функцията, последвано от скоби:</text:p>
      <text:h text:style-name="P14" text:outline-level="3">Пример:</text:h>
      <text:p text:style-name="P18"><text:span text:style-name="T1">def</text:span><text:span text:style-name="T6"> my_function():<text:line-break/></text:span><text:span text:style-name="T7"><text:tab/></text:span><text:span text:style-name="T1">print</text:span><text:span text:style-name="T6">(</text:span><text:span text:style-name="T2">"Hello from a function"</text:span><text:span text:style-name="T6">)<text:line-break/><text:line-break/></text:span><text:span text:style-name="Strong_20_Emphasis"><text:span text:style-name="T6">my_function()</text:span></text:span><text:span text:style-name="T6"> </text:span></text:p>
      <text:p text:style-name="Standard"/>
      <text:h text:style-name="P20" text:outline-level="2">Arguments - аргументи във функцията</text:h>
      <text:p text:style-name="P6">Във функцията може да се добавя информация под формата на аргументи.</text:p>
      <text:p text:style-name="P3">Аргументите се посочват след името на функцията, в скобите. Можете да добавите толкова аргументи, колкото искате, просто ги отделете със запетая.</text:p>
      <text:p text:style-name="Text_20_body"><text:span text:style-name="T13">Следващият пример </text:span><text:span text:style-name="T14">е</text:span><text:span text:style-name="T13"> функция с един аргумент (fname). Когато функцията бъде извикана, </text:span><text:span text:style-name="T14">тя връща</text:span><text:span text:style-name="T13"> първо</text:span><text:span text:style-name="T14">то</text:span><text:span text:style-name="T13"> име, което се използва във функцията за отпечатване на пълното име:</text:span> </text:p>
      <text:h text:style-name="P14" text:outline-level="3">Пример:</text:h>
      <text:p text:style-name="P18"><text:span text:style-name="T1">def</text:span><text:span text:style-name="T6"> my_function(</text:span><text:span text:style-name="Strong_20_Emphasis"><text:span text:style-name="T6">fname</text:span></text:span><text:span text:style-name="T6">):<text:line-break/></text:span><text:span text:style-name="T7"><text:tab/></text:span><text:span text:style-name="T1">print</text:span><text:span text:style-name="T6">(fname + </text:span><text:span text:style-name="T2">" Refsnes"</text:span><text:span text:style-name="T6">)<text:line-break/><text:line-break/>my_function(</text:span><text:span text:style-name="Strong_20_Emphasis"><text:span text:style-name="T2">"Emil"</text:span></text:span><text:span text:style-name="T6">)<text:line-break/>my_function(</text:span><text:span text:style-name="Strong_20_Emphasis"><text:span text:style-name="T2">"Tobias"</text:span></text:span><text:span text:style-name="T6">)<text:line-break/>my_function(</text:span><text:span text:style-name="Strong_20_Emphasis"><text:span text:style-name="T2">"Linus"</text:span></text:span><text:span text:style-name="T6">) </text:span></text:p>
      <text:p text:style-name="P16"><text:soft-page-break/><text:span text:style-name="T11">#Аргументите</text:span> често се съкращават като <text:span text:style-name="T11">args</text:span> в документацията на Python.</text:p>
      <text:p text:style-name="P5"/>
      <text:h text:style-name="P4" text:outline-level="2">Parameters or Arguments? - параметри или аргументи?</text:h>
      <text:p text:style-name="P3">Термините <text:span text:style-name="T11">параметър</text:span> и <text:span text:style-name="T11">аргумент</text:span> могат да се използват за едно и също нещо: информация, която се предава на функция. </text:p>
      <text:p text:style-name="Text_20_body"><text:span text:style-name="T19">От гледна точка на функцията</text:span>:</text:p>
      <text:list xml:id="list4038363139" text:style-name="L1">
        <text:list-item>
          <text:p text:style-name="P28"><text:span text:style-name="T15">Параметърът</text:span><text:span text:style-name="T13"> е променливата, посочена в скобите в дефиницията на функцията.</text:span></text:p>
        </text:list-item>
        <text:list-item>
          <text:p text:style-name="P29"><text:span text:style-name="T11">Аргументът</text:span> е стойността, която се изпраща на функцията, когато тя бъде извикана.</text:p>
        </text:list-item>
      </text:list>
      <text:p text:style-name="Horizontal_20_Line"/>
      <text:h text:style-name="Heading_20_2" text:outline-level="2">Number of Arguments<text:span text:style-name="T19"> - брой аргументи</text:span></text:h>
      <text:p text:style-name="Text_20_body"><text:span text:style-name="T13">По подразбиране функцията трябва да бъде извикана с правилния брой аргументи. Това означава, че ако вашата функция очаква 2 аргумента, трябва да извикате функцията с 2 аргумента, </text:span><text:span text:style-name="T15">не повече</text:span><text:span text:style-name="T13"> и </text:span><text:span text:style-name="T15">не по-малко</text:span><text:span text:style-name="T13">.</text:span> </text:p>
      <text:h text:style-name="P14" text:outline-level="3">Пример:</text:h>
      <text:p text:style-name="Text_20_body"><text:span text:style-name="T19">Тази функция очаква</text:span> <text:span text:style-name="T19">два</text:span> <text:span text:style-name="T19">аргумента</text:span> <text:span text:style-name="T19">и получава два аргумента</text:span>:</text:p>
      <text:p text:style-name="P2"><text:span text:style-name="T1">def</text:span> my_function(fname, lname):<text:line-break/><text:span text:style-name="T19"><text:tab/></text:span><text:span text:style-name="T1">print</text:span>(fname + <text:span text:style-name="T2">" "</text:span> + lname)<text:line-break/>my_function(<text:span text:style-name="T2">"Emil"</text:span>, <text:span text:style-name="T2">"Refsnes"</text:span>) </text:p>
      <text:p text:style-name="P5"/>
      <text:p text:style-name="P5"><text:span text:style-name="T19">При опит да извикате функцията с един или три аргумента</text:span> 1 or 3 <text:span text:style-name="T19">ще получите като резултат </text:span><text:span text:style-name="T21">грешка</text:span><text:span text:style-name="T19">:</text:span></text:p>
      <text:h text:style-name="P14" text:outline-level="3">Пример:</text:h>
      <text:p text:style-name="Text_20_body"><text:span text:style-name="T19">Тази функция очаква два аргумента, но получава само един</text:span>:</text:p>
      <text:p text:style-name="P2"><text:span text:style-name="T1">def</text:span> my_function(fname, lname):<text:line-break/><text:span text:style-name="T19"><text:tab/></text:span><text:span text:style-name="T1">print</text:span>(fname + <text:span text:style-name="T2">" "</text:span> + lname)<text:line-break/>my_function(<text:span text:style-name="T2">"Emil"</text:span>) </text:p>
      <text:p text:style-name="P5"/>
      <text:p text:style-name="P17"># редакторът връща <text:span text:style-name="T20">Грешка</text:span>!</text:p>
      <text:p text:style-name="P8"/>
      <text:h text:style-name="P7" text:outline-level="2">Arbitrary Arguments *args - произволни аргументи *args</text:h>
      <text:p text:style-name="P3">Ако не знаете колко аргумента ще бъдат предадени във вашата функция, добавете <text:span text:style-name="T5">*</text:span> преди името на параметъра в дефиницията на функцията.</text:p>
      <text:p text:style-name="P19"><text:span text:style-name="T13">По този начин функцията ще получи набор</text:span><text:span text:style-name="T17">(</text:span><text:span text:style-name="Emphasis"><text:span text:style-name="T17">tuple</text:span></text:span><text:span text:style-name="T17">)</text:span><text:span text:style-name="T13"> от аргументи и съответно ще има достъп до елементите:</text:span></text:p>
      <text:h text:style-name="P14" text:outline-level="3">Пример:</text:h>
      <text:p text:style-name="P3">Ако броят на аргументите е неизвестен, добавете * преди името на параметъра:</text:p>
      <text:p text:style-name="P2"><text:soft-page-break/><text:span text:style-name="T1">def</text:span> my_function(*kids):<text:line-break/><text:span text:style-name="T19"><text:tab/></text:span><text:span text:style-name="T1">print</text:span>(<text:span text:style-name="T2">"The youngest child is "</text:span> + kids[<text:span text:style-name="T22">2</text:span>])<text:line-break/>my_function(<text:span text:style-name="T2">"Emil"</text:span>, <text:span text:style-name="T2">"Tobias"</text:span>, <text:span text:style-name="T2">"Linus"</text:span>)</text:p>
      <text:p text:style-name="P2"/>
      <text:p text:style-name="P10"><text:span text:style-name="T24"># резултатът ще е <text:s/>"</text:span><text:span text:style-name="T2">The youngest child is Linus</text:span><text:span text:style-name="T24">"</text:span></text:p>
      <text:p text:style-name="P10"/>
      <text:p text:style-name="P10"><text:span text:style-name="T11">Произволните аргументи</text:span> често се съкращават като <text:span text:style-name="T11">*args</text:span> в документацията на Python.</text:p>
      <text:p text:style-name="P10"/>
      <text:h text:style-name="P9" text:outline-level="2">Keyword Arguments - аргументи ключови думи</text:h>
      <text:p text:style-name="P13">Y<text:span text:style-name="T13">Можете също да изпращате аргументи със синтаксиса</text:span><text:span text:style-name="T18">:</text:span> <text:span text:style-name="Emphasis">key</text:span> = <text:span text:style-name="Emphasis">value</text:span>.</text:p>
      <text:p text:style-name="P11">По този начин редът на аргументите няма значение.<text:span text:style-name="T23"> Ще бъде указан с <text:s/></text:span><text:span text:style-name="Emphasis"><text:span text:style-name="T23">key</text:span></text:span><text:span text:style-name="T23"> = </text:span><text:span text:style-name="Emphasis"><text:span text:style-name="T23">value. </text:span></text:span><text:span text:style-name="Emphasis"><text:span text:style-name="T25">Така може да укажете реда на аргументите в резултата:</text:span></text:span></text:p>
      <text:h text:style-name="P15" text:outline-level="3">Пример:</text:h>
      <text:p text:style-name="P2"><text:span text:style-name="T1">def</text:span> my_function(child3, child2, child1):<text:line-break/><text:span text:style-name="T23"><text:tab/></text:span><text:span text:style-name="T1">print</text:span>(<text:span text:style-name="T2">"The youngest child is "</text:span> + child3)<text:line-break/>my_function(child1 = <text:span text:style-name="T2">"Emil"</text:span>, child2 = <text:span text:style-name="T2">"Tobias"</text:span>, child3 = <text:span text:style-name="T2">"Linus"</text:span>) </text:p>
      <text:p text:style-name="P10"/>
      <text:p text:style-name="P12"><text:span text:style-name="T18">Фразата </text:span><text:span text:style-name="T16">Аргументи ключови думи(</text:span><text:span text:style-name="Emphasis">Keyword Arguments</text:span><text:span text:style-name="Emphasis"><text:span text:style-name="T16">)</text:span></text:span><text:span text:style-name="T18"> често се съкращава до </text:span><text:span text:style-name="T16">kwargs</text:span><text:span text:style-name="T18"> в документацията на Python.</text:span></text:p>
      <text:p text:style-name="P10"/>
      <text:h text:style-name="P23" text:outline-level="2"><text:span text:style-name="T23">Arbitrary Keyword Arguments, **kwargs</text:span><text:span text:style-name="T26"> - а</text:span>ргументи произволни ключови думи, **kwargs</text:h>
      <text:p text:style-name="Text_20_body">If you do not know how many keyword arguments that will be passed into your function, add two asterisk: <text:span text:style-name="Source_20_Text">**</text:span> before the parameter name in the function definition.</text:p>
      <text:p text:style-name="P3">По този начин функцията ще получи <text:span text:style-name="T11">речник</text:span> на аргументите и съответно ще има достъп до елементите:</text:p>
      <text:h text:style-name="P24" text:outline-level="3"><text:span text:style-name="T27">Пример:</text:span></text:h>
      <text:p text:style-name="P31">Ако броят на аргументите на ключовата дума е неизвестен, добавете двойно ** преди името на параметъра:</text:p>
      <text:p text:style-name="P2"><text:span text:style-name="T1">def</text:span> my_function(**kid):<text:line-break/><text:span text:style-name="T27"><text:tab/></text:span><text:span text:style-name="T1">print</text:span>(<text:span text:style-name="T2">"His last name is "</text:span> + kid[<text:span text:style-name="T2">"lname"</text:span>])<text:line-break/>my_function(fname = <text:span text:style-name="T2">"Tobias"</text:span>, lname = <text:span text:style-name="T2">"Refsnes"</text:span>) </text:p>
      <text:p text:style-name="P10"/>
      <text:p text:style-name="P10"><text:span text:style-name="T11">Произволните аргументи </text:span><text:span text:style-name="T12">к</text:span><text:span text:style-name="T11">word</text:span> често се съкращават до <text:span text:style-name="T11">**kwargs</text:span> в документацията на Python.</text:p>
      <text:p text:style-name="P10"/>
      <text:h text:style-name="P23" text:outline-level="2"><text:span text:style-name="T23">Default Parameter Value</text:span><text:span text:style-name="T28"> - </text:span>Стойност на параметъра по подразбиране</text:h>
      <text:p text:style-name="P3">Следващият пример показва как да използвате стойност на параметър по подразбиране.</text:p>
      <text:p text:style-name="P3"><text:soft-page-break/>Ако извикаме функцията без аргумент, тя използва стойността по подразбиране:</text:p>
      <text:h text:style-name="Heading_20_3" text:outline-level="3">Example</text:h>
      <text:p text:style-name="P18"><text:span text:style-name="T1">def</text:span><text:span text:style-name="T6"> my_function(</text:span><text:span text:style-name="Strong_20_Emphasis"><text:span text:style-name="T6">country = </text:span></text:span><text:span text:style-name="Strong_20_Emphasis"><text:span text:style-name="T2">"Norway"</text:span></text:span><text:span text:style-name="T6">):<text:line-break/></text:span><text:span text:style-name="T8"><text:tab/></text:span><text:span text:style-name="T1">print</text:span><text:span text:style-name="T6">(</text:span><text:span text:style-name="T2">"I am from "</text:span><text:span text:style-name="T6"> + country)<text:line-break/><text:line-break/>my_function(</text:span><text:span text:style-name="T2">"Sweden"</text:span><text:span text:style-name="T6">)<text:line-break/>my_function(</text:span><text:span text:style-name="T2">"India"</text:span><text:span text:style-name="T6">)<text:line-break/>my_function()<text:line-break/>my_function(</text:span><text:span text:style-name="T2">"Brazil"</text:span><text:span text:style-name="T6">) </text:span></text:p>
      <text:p text:style-name="P10"/>
      <text:h text:style-name="P9" text:outline-level="2">Passing a List as an Argument<text:span text:style-name="T28"> - подаване на list като аргумент</text:span></text:h>
      <text:p text:style-name="P3">Можете да <text:span text:style-name="T29">приложите</text:span> всякакви типове данни <text:span text:style-name="T29">з</text:span>а аргумент към функция (низ, число, списък, речник и т.н.) и те ще бъдат третирани като същия тип данни във функцията.</text:p>
      <text:p text:style-name="P3"><text:span text:style-name="T29">Н</text:span>апр. ако изпратите списък като аргумент, той все още ще бъде списък, когато достигне до функцията:</text:p>
      <text:h text:style-name="P25" text:outline-level="3">Пример:</text:h>
      <text:p text:style-name="P2"><text:span text:style-name="T1">def</text:span> my_function(food):<text:line-break/><text:span text:style-name="T28"><text:tab/></text:span><text:span text:style-name="T1">for</text:span> x <text:span text:style-name="T1">in</text:span> food:<text:line-break/><text:span text:style-name="T28"><text:tab/><text:tab/></text:span><text:span text:style-name="T1">print</text:span>(x)<text:line-break/>fruits = [<text:span text:style-name="T2">"apple"</text:span>, <text:span text:style-name="T2">"banana"</text:span>, <text:span text:style-name="T2">"cherry"</text:span>]<text:line-break/>my_function(fruits)</text:p>
      <text:p text:style-name="P10"/>
      <text:h text:style-name="P9" text:outline-level="2">Return Values<text:span text:style-name="T29"> - връщане на стойности</text:span></text:h>
      <text:p text:style-name="P3">За да позволите на функция да върне стойност, използвайте израза <text:span text:style-name="T5">return</text:span>:</text:p>
      <text:h text:style-name="Heading_20_3" text:outline-level="3">Example</text:h>
      <text:p text:style-name="P18"><text:span text:style-name="T1">def</text:span><text:span text:style-name="T6"> my_function(x):<text:line-break/></text:span><text:span text:style-name="T9"><text:tab/></text:span><text:span text:style-name="Strong_20_Emphasis"><text:span text:style-name="T1">return</text:span></text:span><text:span text:style-name="Strong_20_Emphasis"><text:span text:style-name="T6"> </text:span></text:span><text:span text:style-name="Strong_20_Emphasis"><text:span text:style-name="T22">5</text:span></text:span><text:span text:style-name="Strong_20_Emphasis"><text:span text:style-name="T6"> * x<text:line-break/></text:span></text:span><text:span text:style-name="T1">print</text:span><text:span text:style-name="T6">(my_function(</text:span><text:span text:style-name="T22">3</text:span><text:span text:style-name="T6">))<text:line-break/></text:span><text:span text:style-name="T1">print</text:span><text:span text:style-name="T6">(my_function(</text:span><text:span text:style-name="T22">5</text:span><text:span text:style-name="T6">))<text:line-break/></text:span><text:span text:style-name="T1">print</text:span><text:span text:style-name="T6">(my_function(</text:span><text:span text:style-name="T22">9</text:span><text:span text:style-name="T6">)) </text:span></text:p>
      <text:p text:style-name="P10"/>
      <text:h text:style-name="P22" text:outline-level="2">The pass Statement<text:span text:style-name="T30"> - оператор <text:s/></text:span>pass</text:h>
      <text:p text:style-name="Text_20_body"><text:span text:style-name="Source_20_Text">function</text:span> definitions cannot be empty, but if you for some reason have a <text:span text:style-name="Source_20_Text">function</text:span> definition with no content, put in the <text:span text:style-name="Source_20_Text">pass</text:span> statement to avoid getting an error.</text:p>
      <text:p text:style-name="P32"><text:soft-page-break/>дефинициите на <text:span text:style-name="Source_20_Text">function</text:span> не могат да бъдат празни, но ако по някаква причина имате дефиниция на <text:span text:style-name="Source_20_Text">function</text:span> без съдържание, поставете оператора за пропуск<text:span text:style-name="T30">ане - </text:span><text:span text:style-name="Source_20_Text"><text:span text:style-name="T30">pass</text:span></text:span>, за да избегнете получаване на грешка.</text:p>
      <text:h text:style-name="Heading_20_3" text:outline-level="3">Example</text:h>
      <text:p text:style-name="P2"><text:span text:style-name="T1">def</text:span> myfunction():<text:line-break/><text:span text:style-name="T30"><text:tab/></text:span><text:span text:style-name="T1">pass</text:span> </text:p>
      <text:p text:style-name="P10"/>
      <text:h text:style-name="P9" text:outline-level="2">Recursion<text:span text:style-name="T30"> - рекурсия е функция извикваща сама себе си</text:span></text:h>
      <text:p text:style-name="P3">Python <text:span text:style-name="T30">допуска</text:span> рекурсия на функции, което означава, че определена функция може да се самоизвиква.</text:p>
      <text:p text:style-name="P3">Рекурсията е обща математическа и програмна концепция. Това означава, че функцията се извиква сама. Това има предимството, че можете да преминете през данни, за да достигнете до резултат.</text:p>
      <text:p text:style-name="P33">Разработчикът трябва да бъде много внимателен с рекурсията, тъй като може да бъде доста лесно да се подхлъзнете в писането на функция, която никога не се прекратява, или такава, която използва излишни количества памет или мощност на процесора. Въпреки това, когато е написана правилно, рекурсията може да бъде много ефективен и математически елегантен подход към програмирането.</text:p>
      <text:p text:style-name="P3">В този пример <text:span text:style-name="T5">tri_recursion()</text:span> е функция, която сме дефинирали да се самоизвиква („recurse“). Използваме променливата <text:span text:style-name="T5">k</text:span> като данни, които намаляват (-1) всеки път, когато рекурсираме. Рекурсията завършва, когато условието не е по-голямо от 0 (т.е. когато е 0).</text:p>
      <text:p text:style-name="P3">На нов разработчик може да отнеме известно време, за да разбере как точно работи това, най-добрият начин да разберете е като го тествате и модифицирате.</text:p>
      <text:h text:style-name="P26" text:outline-level="3">Пример:</text:h>
      <text:p text:style-name="P36">Пример за рекурсия</text:p>
      <text:p text:style-name="P2">def tri_recursion(k):<text:line-break/><text:span text:style-name="T30"><text:tab/></text:span><text:span text:style-name="T1">if</text:span>(k &gt; <text:span text:style-name="T22">0</text:span>):<text:line-break/><text:span text:style-name="T30"><text:tab/><text:tab/></text:span>result = k + tri_recursion(k - <text:span text:style-name="T22">1</text:span>)<text:line-break/><text:span text:style-name="T30"><text:tab/><text:tab/></text:span>print(result)<text:line-break/><text:span text:style-name="T30"><text:tab/></text:span><text:span text:style-name="T1">else</text:span>:<text:line-break/><text:span text:style-name="T30"><text:tab/><text:tab/></text:span>result = <text:span text:style-name="T22">0</text:span><text:line-break/><text:span text:style-name="T30"><text:tab/></text:span><text:span text:style-name="T1">return</text:span> result<text:line-break/>print(<text:span text:style-name="T2">"\n\nRecursion Example Results"</text:span>)<text:line-break/>tri_recursion(<text:span text:style-name="T22">6</text:span>)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3:19:48.492143211</meta:creation-date>
    <dc:date>2023-02-02T21:13:32.053006313</dc:date>
    <meta:editing-duration>PT7H41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83" meta:word-count="988" meta:character-count="6698" meta:non-whitespace-character-count="5753"/>
  </office:meta>
</office:document-meta>
</file>